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soft-page-break/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<text:soft-page-break/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3-07T04:05:05.638883247</dc:date>
    <meta:editing-duration>P1DT1H42M48S</meta:editing-duration>
    <meta:editing-cycles>185</meta:editing-cycles>
    <dc:creator>Laurent FRANCOIS</dc:creator>
    <meta:document-statistic meta:table-count="3" meta:image-count="0" meta:object-count="0" meta:page-count="3" meta:paragraph-count="123" meta:word-count="810" meta:character-count="4067" meta:non-whitespace-character-count="3797"/>
  </office:meta>
</office:document-meta>
</file>